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ffffff" draw:textarea-horizontal-align="justify" draw:textarea-vertical-align="middle" draw:auto-grow-height="false" fo:wrap-option="wrap"/>
    </style:style>
    <style:style style:name="gr2" style:family="graphic" style:parent-style-name="standard">
      <style:graphic-properties svg:stroke-color="#000000" draw:fill="none" draw:textarea-horizontal-align="justify" draw:textarea-vertical-align="middle" draw:auto-grow-height="false" fo:wrap-option="wrap"/>
    </style:style>
    <style:style style:name="gr3" style:family="graphic" style:parent-style-name="standard">
      <style:graphic-properties draw:stroke="none" svg:stroke-color="#000000" draw:fill="none" draw:textarea-horizontal-align="justify" draw:textarea-vertical-align="middle" draw:auto-grow-height="false" fo:wrap-option="wrap"/>
    </style:style>
    <style:style style:name="gr4" style:family="graphic" style:parent-style-name="standard">
      <style:graphic-properties svg:stroke-color="#0000ff" draw:marker-end="Arrow" draw:marker-end-width="0.1cm" draw:textarea-vertical-align="middle"/>
    </style:style>
    <style:style style:name="gr5" style:family="graphic" style:parent-style-name="standard">
      <style:graphic-properties draw:fill="none" draw:textarea-horizontal-align="justify" draw:textarea-vertical-align="middle" draw:auto-grow-height="false" fo:min-height="0cm" fo:min-width="0cm" fo:wrap-option="wrap"/>
    </style:style>
    <style:style style:name="gr6" style:family="graphic" style:parent-style-name="standard">
      <style:graphic-properties draw:opacity="50%" draw:textarea-horizontal-align="justify" draw:textarea-vertical-align="middle" draw:auto-grow-height="false" draw:shadow-opacity="50%"/>
    </style:style>
    <style:style style:name="gr7" style:family="graphic" style:parent-style-name="standard">
      <style:graphic-properties draw:stroke="dash" draw:stroke-dash="Ultrafine_20_Dashed" svg:stroke-color="#000000" draw:fill="none" draw:textarea-horizontal-align="justify" draw:textarea-vertical-align="middle" draw:auto-grow-height="false" fo:wrap-option="wrap"/>
    </style:style>
    <style:style style:name="gr8" style:family="graphic" style:parent-style-name="standard">
      <style:graphic-properties svg:stroke-color="#dc2300" draw:fill="none" draw:textarea-horizontal-align="justify" draw:textarea-vertical-align="middle" draw:auto-grow-height="false" fo:wrap-option="wrap"/>
    </style:style>
    <style:style style:name="gr9" style:family="graphic" style:parent-style-name="standard">
      <style:graphic-properties draw:marker-end="Arrow" draw:marker-end-width="0.1cm" draw:textarea-vertical-align="middle"/>
    </style:style>
    <style:style style:name="gr10" style:family="graphic" style:parent-style-name="objectwithoutfill">
      <style:graphic-properties svg:stroke-color="#3465a4" draw:marker-end="Arrow" draw:marker-end-width="0.1cm" draw:fill="none" draw:textarea-vertical-align="middle"/>
    </style:style>
    <style:style style:name="gr11" style:family="graphic" style:parent-style-name="objectwithoutfill">
      <style:graphic-properties draw:marker-end="Arrow" draw:marker-end-width="0.1cm" draw:fill="none" draw:textarea-vertical-align="middle"/>
    </style:style>
    <style:style style:name="gr12" style:family="graphic" style:parent-style-name="objectwithoutfill">
      <style:graphic-properties draw:marker-start="Dimension_20_Lines" draw:marker-start-width="0.3cm" draw:marker-end="Dimension_20_Lines" draw:marker-end-width="0.3cm" draw:fill="none" draw:textarea-vertical-align="middle"/>
    </style:style>
    <style:style style:name="gr13"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start"/>
      <style:text-properties fo:font-size="12pt" style:font-size-asian="12pt" style:font-size-complex="12pt"/>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style>
    <style:style style:name="P5" style:family="paragraph">
      <style:paragraph-properties fo:text-align="start"/>
      <style:text-properties fo:font-size="6pt" style:font-size-asian="6pt" style:font-size-complex="6pt"/>
    </style:style>
    <style:style style:name="P6" style:family="paragraph">
      <style:paragraph-properties fo:text-align="start"/>
      <style:text-properties fo:color="#ff0000" fo:font-size="6pt" style:font-size-asian="6pt" style:font-size-complex="6pt"/>
    </style:style>
    <style:style style:name="P7" style:family="paragraph">
      <style:paragraph-properties fo:text-align="center"/>
      <style:text-properties fo:font-size="8pt" style:font-size-asian="8pt" style:font-size-complex="8pt"/>
    </style:style>
    <style:style style:name="P8" style:family="paragraph">
      <style:paragraph-properties fo:text-align="start"/>
    </style:style>
    <style:style style:name="T1" style:family="text">
      <style:text-properties fo:color="#000000" fo:font-size="12pt" style:font-size-asian="12pt" style:font-size-complex="12pt"/>
    </style:style>
    <style:style style:name="T2" style:family="text">
      <style:text-properties fo:color="#000000" fo:font-size="6pt" style:font-size-asian="6pt" style:font-size-complex="6pt"/>
    </style:style>
    <style:style style:name="T3" style:family="text">
      <style:text-properties fo:color="#0000ff" fo:font-size="12pt" style:font-size-asian="12pt" style:font-size-complex="12pt"/>
    </style:style>
    <style:style style:name="T4" style:family="text">
      <style:text-properties fo:color="#0000ff" fo:font-size="6pt" style:font-size-asian="6pt" style:font-size-complex="6pt"/>
    </style:style>
    <style:style style:name="T5" style:family="text">
      <style:text-properties fo:font-size="6pt" style:font-size-asian="6pt" style:font-size-complex="6pt"/>
    </style:style>
    <style:style style:name="T6" style:family="text">
      <style:text-properties fo:color="#000080" fo:font-size="6pt" style:font-size-asian="6pt" style:font-size-complex="6pt"/>
    </style:style>
    <style:style style:name="T7" style:family="text">
      <style:text-properties fo:color="#000000" fo:font-size="8pt" fo:font-weight="bold" style:font-size-asian="8pt" style:font-weight-asian="bold" style:font-size-complex="8pt" style:font-weight-complex="bold"/>
    </style:style>
    <style:style style:name="T8" style:family="text">
      <style:text-properties fo:color="#000000" fo:font-size="6pt" fo:font-weight="bold" style:font-size-asian="6pt" style:font-weight-asian="bold" style:font-size-complex="6pt" style:font-weight-complex="bold"/>
    </style:style>
    <style:style style:name="T9" style:family="text">
      <style:text-properties fo:color="#000000" fo:font-size="6pt" fo:font-weight="normal" style:font-size-asian="6pt" style:font-weight-asian="normal" style:font-size-complex="6pt" style:font-weight-complex="normal"/>
    </style:style>
    <style:style style:name="T10" style:family="text">
      <style:text-properties fo:color="#ff0000" fo:font-size="6pt" style:font-size-asian="6pt" style:font-size-complex="6pt"/>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8pt" style:font-size-asian="8pt" style:font-size-complex="8pt"/>
    </style:style>
    <style:style style:name="T13" style:family="text">
      <style:text-properties fo:font-size="6pt" fo:font-weight="bold" style:font-size-asian="6pt" style:font-weight-asian="bold" style:font-size-complex="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897cm" svg:height="0.799cm" svg:x="12.503cm" svg:y="10.201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897cm" svg:height="0.799cm" svg:x="12.403cm" svg:y="10.101cm">
          <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897cm" svg:height="0.799cm" svg:x="12.303cm" svg:y="10.001cm">
          <text:p text:style-name="P1"><text:span text:style-name="T7"/></text:p>
          <draw:enhanced-geometry svg:viewBox="0 0 21600 21600" draw:glue-points="10800 0 0 10800 10800 21600 21600 10800" draw:type="flowchart-process" draw:enhanced-path="M 0 0 L 21600 0 21600 21600 0 21600 0 0 Z N"/>
        </draw:custom-shape>
        <draw:custom-shape draw:style-name="gr2" draw:text-style-name="P2" xml:id="id1" draw:id="id1" draw:layer="layout" svg:width="8cm" svg:height="1cm" svg:x="6cm" svg:y="5.5cm">
          <text:p text:style-name="P2"><text:span text:style-name="T1">File: Population.py</text:span></text:p>
          <text:p text:style-name="P2"><text:span text:style-name="T2">Instantiate population(s) of Inferior Temporal (IT) Neurons.</text:span></text:p>
          <text:p text:style-name="P2"><text:span text:style-name="T2">Can model the IT Cortex as a whole or component region(s). </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5.6cm" svg:height="1.4cm" svg:x="7.2cm" svg:y="3.1cm">
          <text:p text:style-name="P3"><text:span text:style-name="T3">Object Ground Truths</text:span></text:p>
          <text:p text:style-name="P3"><text:span text:style-name="T4">For each object in each frame: object identity, position (pixel coordinates), y axis (vertical) rotation around its center, size, etc.</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10cm" svg:y1="4.484cm" svg:x2="10cm" svg:y2="5.5cm" draw:end-shape="id1" draw:end-glue-point="4" svg:d="M10000 4484v1016" svg:viewBox="0 0 1 1017">
          <text:p/>
        </draw:connector>
        <draw:connector draw:style-name="gr4" draw:text-style-name="P4" draw:layer="layout" svg:x1="14cm" svg:y1="6cm" svg:x2="14.961cm" svg:y2="5.999cm" draw:start-shape="id1" draw:start-glue-point="7" svg:d="M14000 6000h732v-1h229" svg:viewBox="0 0 962 2">
          <text:p/>
        </draw:connector>
        <draw:custom-shape draw:style-name="gr3" draw:text-style-name="P3" draw:layer="layout" svg:width="4.999cm" svg:height="1cm" svg:x="14.901cm" svg:y="5.501cm">
          <text:p text:style-name="P3"><text:span text:style-name="T3">Population Firing Rates</text:span></text:p>
          <draw:enhanced-geometry svg:viewBox="0 0 21600 21600" draw:glue-points="10800 0 0 10800 10800 21600 21600 10800" draw:type="flowchart-process" draw:enhanced-path="M 0 0 L 21600 0 21600 21600 0 21600 0 0 Z N"/>
        </draw:custom-shape>
        <draw:custom-shape draw:style-name="gr2" draw:text-style-name="P2" xml:id="id2" draw:id="id2" draw:layer="layout" svg:width="11.3cm" svg:height="2.7cm" svg:x="5.9cm" svg:y="12.6cm">
          <text:p text:style-name="P2"><text:span text:style-name="T1">File: InferiorTemporalNeuron.py</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6cm" svg:height="1.5cm" svg:x="6.1cm" svg:y="13.6cm">
          <text:p text:style-name="P1"><text:span text:style-name="T1">Class: Neuron</text:span></text:p>
          <text:p text:style-name="P1"><text:span text:style-name="T2">Individual neuronal properties modeled as subclasses and are selected from a list of available tuning profiles.</text:span></text:p>
          <text:p text:style-name="P1"><text:span text:style-name="T2">Required Params: rankedObjList, Selectivity, maxFireRate.</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2cm" svg:height="7.76cm" svg:x="1.986cm" svg:y="7.54cm">
          <text:p text:style-name="P1"><text:span text:style-name="T6">[1] <text:s/>At property subclass instantiation, parameters for tuning profile are specified.</text:span></text:p>
          <text:p text:style-name="P1"><text:span text:style-name="T6">[2] For each neuronal property, xx, class Neuron expects: xxProfile = profile type &amp; xxParam = dictionary of unique tuning profile parameters. Parameters used by multiple subclasses are internally provided to each subclass.</text:span></text:p>
          <text:p text:style-name="P1"><text:span text:style-name="T6">[3] Each property subclass must define two functions: FiringRateModifier &amp; PrintParameters.</text:span></text:p>
          <text:p text:style-name="P1"><text:span text:style-name="T6">[4] FiringRateModifier() of all tuning profiles for a specific neuronal property expect the same input. (changeable later).</text:span></text:p>
          <text:p text:style-name="P1"><text:span text:style-name="T6">[5] FiringRate() returns the average firing rate of the neuron. It assumes independent contributions from each neuronal property and multiplies the normalized firing rates of each component neuronal property and the max firing rate of the neuron.</text:span></text:p>
          <draw:enhanced-geometry svg:viewBox="0 0 21600 21600" draw:mirror-horizontal="true" draw:mirror-vertical="false" draw:type="line-callout-2" draw:modifiers="-12260.9184629803 14060.4561267878 -4440.11246485473 1552.99574797062 -1680.22492970947 1541.863161963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 draw:text-style-name="P1" draw:layer="layout" svg:width="4.7cm" svg:height="1.499cm" svg:x="12.3cm" svg:y="13.601cm">
          <text:p text:style-name="P1"><text:span text:style-name="T1">Class: NoProfile</text:span></text:p>
          <text:p text:style-name="P1"><text:span text:style-name="T2">If no property sublcass is defined NoProfile() is loaded. FiringRateModifier() returns 1 for all inputs and reflects complete tolerence to any inputs of this property.</text:span></text:p>
          <draw:enhanced-geometry svg:viewBox="0 0 21600 21600" draw:glue-points="10800 0 0 10800 10800 21600 21600 10800" draw:type="flowchart-process" draw:enhanced-path="M 0 0 L 21600 0 21600 21600 0 21600 0 0 Z N"/>
        </draw:custom-shape>
        <draw:custom-shape draw:style-name="gr6" draw:text-style-name="P5" draw:layer="layout" svg:width="2.8cm" svg:height="0.7cm" svg:x="2.2cm" svg:y="18cm">
          <text:p text:style-name="P5"><text:span text:style-name="T5">Parent Class Parameters:</text:span></text:p>
          <text:p text:style-name="P5"><text:span text:style-name="T5">SelectivityProfile</text:span></text:p>
          <text:p text:style-name="P5"><text:span text:style-name="T5">SelectivityParams</text:span></text:p>
          <draw:enhanced-geometry svg:viewBox="0 0 21600 21600" draw:glue-points="10800 0 0 10800 10800 21600 21600 10800" draw:type="flowchart-process" draw:enhanced-path="M 0 0 L 21600 0 21600 21600 0 21600 0 0 Z N"/>
        </draw:custom-shape>
        <draw:custom-shape draw:style-name="gr2" draw:text-style-name="P1" xml:id="id3" draw:id="id3" draw:layer="layout" svg:width="3.699cm" svg:height="6.399cm" svg:x="2cm" svg:y="17.401cm">
          <text:p text:style-name="P1"><text:span text:style-name="T7">Selectivity Profile </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3cm" svg:height="0.699cm" svg:x="2.2cm" svg:y="18.9cm">
          <text:p text:style-name="P1"><text:span text:style-name="T8">Class PowerLawProfile</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3.3cm" svg:height="0.699cm" svg:x="2.201cm" svg:y="19.8cm">
          <text:p text:style-name="P1"><text:span text:style-name="T8">Class Kurtosis</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3.699cm" svg:height="3.999cm" svg:x="6.001cm" svg:y="17.401cm">
          <text:p text:style-name="P1"><text:span text:style-name="T7">Position Profile</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6" draw:text-style-name="P5" draw:layer="layout" svg:width="2.8cm" svg:height="0.7cm" svg:x="6.201cm" svg:y="18.004cm">
          <text:p text:style-name="P5"><text:span text:style-name="T5">Parent Class Parameters:</text:span></text:p>
          <text:p text:style-name="P5"><text:span text:style-name="T5">SelectivityProfile</text:span></text:p>
          <text:p text:style-name="P5"><text:span text:style-name="T5">SelectivityParams</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3cm" svg:height="1.5cm" svg:x="6.201cm" svg:y="18.9cm">
          <text:p text:style-name="P1"><text:span text:style-name="T8">Class GaussianPositionProfile</text:span></text:p>
          <text:p text:style-name="P1"><text:span text:style-name="T9">File: \PositionTolerence\gaussianPositionProfile.py</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2" draw:text-style-name="P1" xml:id="id4" draw:id="id4" draw:layer="layout" svg:width="3.699cm" svg:height="5.999cm" svg:x="10cm" svg:y="17.401cm">
          <text:p text:style-name="P1"><text:span text:style-name="T7">Y-axis rotation Profile</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6" draw:text-style-name="P5" draw:layer="layout" svg:width="2.8cm" svg:height="0.7cm" svg:x="10.202cm" svg:y="18.008cm">
          <text:p text:style-name="P5"><text:span text:style-name="T5">Parent Class Parameters:</text:span></text:p>
          <text:p text:style-name="P5"><text:span text:style-name="T5">Profile</text:span></text:p>
          <text:p text:style-name="P5"><text:span text:style-name="T5">SelectivityParams</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3.3cm" svg:height="1.5cm" svg:x="10.202cm" svg:y="18.901cm">
          <text:p text:style-name="P1"><text:span text:style-name="T8">Class MultiGaussianSumProfile</text:span></text:p>
          <text:p text:style-name="P1"><text:span text:style-name="T9">File: \RotationalTolerance\multiGaussianSumProfile.py</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3.3cm" svg:height="1.5cm" svg:x="10.203cm" svg:y="20.602cm">
          <text:p text:style-name="P1"><text:span text:style-name="T8">Class UniformProfile</text:span></text:p>
          <text:p text:style-name="P1"><text:span text:style-name="T9">File: \RotationalTolerance\multiGaussianSumProfile.py</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8" draw:text-style-name="P6" draw:layer="layout" svg:width="3.3cm" svg:height="2.9cm" svg:x="2.2cm" svg:y="20.7cm">
          <text:p text:style-name="P6"><text:span text:style-name="T10">At the moment selectivity index is hard coded as activity fraction. Other definitions exist eg. Kurtosis. Selectivity profile is also currently hard coded to power law profile. These will be changed into the more flexible archtecture used by other neuronal properti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 xml:id="id5" draw:id="id5" draw:layer="layout" svg:width="3.997cm" svg:height="1cm" svg:x="15.003cm" svg:y="17.4cm">
          <text:p text:style-name="P1"><text:span text:style-name="T7">Size Tolerance Profile</text:span></text:p>
          <text:p text:style-name="P1"><text:span text:style-name="T7"/></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7" draw:text-style-name="P1" xml:id="id6" draw:id="id6" draw:layer="layout" svg:width="3.997cm" svg:height="1cm" svg:x="15.003cm" svg:y="18.601cm">
          <text:p text:style-name="P1"><text:span text:style-name="T7">Clutter &amp; multiple objects Profile</text:span></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7" draw:text-style-name="P1" xml:id="id7" draw:id="id7" draw:layer="layout" svg:width="3.997cm" svg:height="1cm" svg:x="15.003cm" svg:y="19.802cm">
          <text:p text:style-name="P1"><text:span text:style-name="T7">Occlusion Profile</text:span></text:p>
          <text:p text:style-name="P1"><text:span text:style-name="T2"/></text:p>
          <draw:enhanced-geometry svg:viewBox="0 0 21600 21600" draw:glue-points="10800 0 0 10800 10800 21600 21600 10800" draw:type="flowchart-process" draw:enhanced-path="M 0 0 L 21600 0 21600 21600 0 21600 0 0 Z N"/>
        </draw:custom-shape>
        <draw:connector draw:style-name="gr9" draw:text-style-name="P4" draw:layer="layout" draw:line-skew="0.649cm" svg:x1="11.55cm" svg:y1="15.3cm" svg:x2="3.85cm" svg:y2="17.401cm" draw:start-shape="id2" draw:start-glue-point="6" draw:end-shape="id3" draw:end-glue-point="4" svg:d="M11550 15300v1700h-7700v401" svg:viewBox="0 0 7701 2102">
          <text:p/>
        </draw:connector>
        <draw:connector draw:style-name="gr9" draw:text-style-name="P4" draw:layer="layout" draw:line-skew="0.101cm" svg:x1="11.546cm" svg:y1="16.997cm" svg:x2="11.85cm" svg:y2="17.401cm" draw:end-shape="id4" draw:end-glue-point="4" svg:d="M11546 16997v3h304v401" svg:viewBox="0 0 305 405">
          <text:p/>
        </draw:connector>
        <draw:connector draw:style-name="gr9" draw:text-style-name="P4" draw:layer="layout" draw:line-skew="1.222cm" svg:x1="11.854cm" svg:y1="16.999cm" svg:x2="15.003cm" svg:y2="17.9cm" draw:end-shape="id5" draw:end-glue-point="5" svg:d="M11854 16999h2546v901h603" svg:viewBox="0 0 3150 902">
          <text:p/>
        </draw:connector>
        <draw:connector draw:style-name="gr9" draw:text-style-name="P4" draw:layer="layout" draw:line-skew="-0.053cm" svg:x1="14.404cm" svg:y1="17.902cm" svg:x2="15.003cm" svg:y2="19.101cm" draw:end-shape="id6" draw:end-glue-point="5" svg:d="M14404 17902h-4v1199h603" svg:viewBox="0 0 604 1200">
          <text:p/>
        </draw:connector>
        <draw:connector draw:style-name="gr9" draw:text-style-name="P4" draw:layer="layout" draw:line-skew="-0.046cm" svg:x1="14.39cm" svg:y1="19.105cm" svg:x2="15.003cm" svg:y2="20.302cm" draw:end-shape="id7" draw:end-glue-point="5" svg:d="M14390 19105h10v1197h603" svg:viewBox="0 0 614 1198">
          <text:p/>
        </draw:connector>
        <draw:connector draw:style-name="gr9" draw:text-style-name="P4" draw:layer="layout" draw:line-skew="0.101cm" svg:x1="7.858cm" svg:y1="16.993cm" svg:x2="7.851cm" svg:y2="17.401cm" draw:end-shape="id8" draw:end-glue-point="4" svg:d="M7858 16993v7h-7v401" svg:viewBox="0 0 8 409">
          <text:p/>
        </draw:connector>
        <draw:custom-shape draw:style-name="gr2" draw:text-style-name="P1" draw:layer="layout" svg:width="7.6cm" svg:height="4.9cm" svg:x="12cm" svg:y="7cm">
          <text:p text:style-name="P1"><text:span text:style-name="T11">Population Level Statistics</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6.797cm" svg:height="0.499cm" svg:x="12.203cm" svg:y="7.701cm">
          <text:p text:style-name="P1"><text:span text:style-name="T7">Receptive Field Centers distributions</text:span></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6.797cm" svg:height="0.499cm" svg:x="12.203cm" svg:y="8.401cm">
          <text:p text:style-name="P1"><text:span text:style-name="T7">Selectivity <text:s/>Distributions</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897cm" svg:height="0.799cm" svg:x="12.203cm" svg:y="9.901cm">
          <text:p text:style-name="P1"><text:span text:style-name="T7">Distributions of parameters of neuronal properties tuning curves</text:span></text:p>
          <draw:enhanced-geometry svg:viewBox="0 0 21600 21600" draw:glue-points="10800 0 0 10800 10800 21600 21600 10800" draw:type="flowchart-process" draw:enhanced-path="M 0 0 L 21600 0 21600 21600 0 21600 0 0 Z N"/>
        </draw:custom-shape>
        <draw:line draw:style-name="gr10" draw:text-style-name="P4" draw:layer="layout" svg:x1="10cm" svg:y1="6.5cm" svg:x2="10cm" svg:y2="12.6cm">
          <text:p/>
        </draw:line>
        <draw:custom-shape draw:style-name="gr7" draw:text-style-name="P1" draw:layer="layout" svg:width="6.797cm" svg:height="0.499cm" svg:x="12.203cm" svg:y="9.101cm">
          <text:p text:style-name="P1"><text:span text:style-name="T7">Distributions of tuning profiles</text:span></text:p>
          <draw:enhanced-geometry svg:viewBox="0 0 21600 21600" draw:glue-points="10800 0 0 10800 10800 21600 21600 10800" draw:type="flowchart-process" draw:enhanced-path="M 0 0 L 21600 0 21600 21600 0 21600 0 0 Z N"/>
        </draw:custom-shape>
        <draw:line draw:style-name="gr11" draw:text-style-name="P4" draw:layer="layout" svg:x1="13cm" svg:y1="7cm" svg:x2="13cm" svg:y2="6.5cm">
          <text:p/>
        </draw:line>
        <draw:line draw:style-name="gr12" draw:text-style-name="P7" draw:layer="layout" svg:x1="2cm" svg:y1="24.3cm" svg:x2="19.1cm" svg:y2="24.3cm">
          <text:p text:style-name="P4"><text:span text:style-name="T1">Single Neuron Statisitcs</text:span></text:p>
          <text:p text:style-name="P4"><text:span text:style-name="T12"/></text:p>
          <text:p text:style-name="P4"><text:span text:style-name="T12"/></text:p>
        </draw:line>
        <draw:custom-shape draw:style-name="gr13" draw:text-style-name="P5" draw:layer="layout" svg:width="4cm" svg:height="1.1cm" svg:x="15cm" svg:y="24.9cm">
          <text:p text:style-name="P8"><text:span text:style-name="T5"/></text:p>
          <text:p text:style-name="P8"><text:span text:style-name="T13">LEGEND:</text:span></text:p>
          <text:p text:style-name="P8"><text:span text:style-name="T5">Solid Boxes completed.</text:span></text:p>
          <text:p text:style-name="P8"><text:span text:style-name="T5">Dashed Boxes are TBD.</text:span></text:p>
          <text:p text:style-name="P8"><text:span text:style-name="T5"/></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stroke-linejoin="miter"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8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08T08:56:04.493388898</meta:creation-date>
    <dc:date>2015-01-08T13:01:30.677931508</dc:date>
    <meta:editing-duration>PT1H44M24S</meta:editing-duration>
    <meta:editing-cycles>3</meta:editing-cycles>
    <meta:generator>LibreOffice/4.2.7.2$Linux_X86_64 LibreOffice_project/420m0$Build-2</meta:generator>
    <meta:document-statistic meta:object-count="42"/>
  </office:meta>
</office:document-meta>
</file>